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ra" svg:font-family="Lora"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Helvetica Neue', Arial, 'Apple Color Emoji', 'Segoe UI Emoji', 'Segoe UI Symbol', sans-serif"/>
  </office:font-face-decls>
  <office:automatic-styles>
    <style:style style:name="P1" style:family="paragraph" style:parent-style-name="Standard">
      <style:paragraph-properties fo:text-align="center" style:justify-single-word="false"/>
      <style:text-properties style:use-window-font-color="true" loext:opacity="0%" style:font-name="Lora" fo:font-size="16pt" fo:font-weight="bold" officeooo:rsid="000ff2fc" officeooo:paragraph-rsid="000ff2fc" style:font-weight-asian="bold" style:font-weight-complex="bold"/>
    </style:style>
    <style:style style:name="P2" style:family="paragraph" style:parent-style-name="Standard">
      <style:text-properties style:use-window-font-color="true" loext:opacity="0%" style:font-name="Lora" officeooo:rsid="000ff2fc" officeooo:paragraph-rsid="000ff2fc"/>
    </style:style>
    <style:style style:name="P3" style:family="paragraph" style:parent-style-name="Standard">
      <style:paragraph-properties fo:line-height="115%"/>
      <style:text-properties style:use-window-font-color="true" loext:opacity="0%" style:font-name="Lora" officeooo:rsid="000ff2fc" officeooo:paragraph-rsid="000ff2fc"/>
    </style:style>
    <style:style style:name="P4" style:family="paragraph" style:parent-style-name="Standard">
      <style:text-properties style:use-window-font-color="true" loext:opacity="0%" style:font-name="Lora" officeooo:rsid="001d9aab" officeooo:paragraph-rsid="001d9aab"/>
    </style:style>
    <style:style style:name="P5" style:family="paragraph" style:parent-style-name="Text_20_body">
      <style:text-properties style:use-window-font-color="true" loext:opacity="0%" officeooo:rsid="0016f98c" officeooo:paragraph-rsid="0016f98c"/>
    </style:style>
    <style:style style:name="P6" style:family="paragraph" style:parent-style-name="Text_20_body">
      <style:text-properties style:use-window-font-color="true" loext:opacity="0%" officeooo:rsid="00175be5" officeooo:paragraph-rsid="00175be5"/>
    </style:style>
    <style:style style:name="P7" style:family="paragraph" style:parent-style-name="Text_20_body">
      <style:text-properties style:use-window-font-color="true" loext:opacity="0%" fo:font-size="20pt" fo:font-weight="bold" officeooo:rsid="00175be5" officeooo:paragraph-rsid="002d148f" style:font-weight-asian="bold" style:font-weight-complex="bold"/>
    </style:style>
    <style:style style:name="P8" style:family="paragraph" style:parent-style-name="Heading_20_2">
      <style:text-properties officeooo:rsid="0016f98c" officeooo:paragraph-rsid="0016f98c"/>
    </style:style>
    <style:style style:name="P9" style:family="paragraph" style:parent-style-name="Heading_20_2" style:list-style-name="L4">
      <style:text-properties style:use-window-font-color="true" loext:opacity="0%" officeooo:rsid="0023bcf2" officeooo:paragraph-rsid="002d148f"/>
    </style:style>
    <style:style style:name="P10" style:family="paragraph" style:parent-style-name="Heading_20_2">
      <style:text-properties style:use-window-font-color="true" loext:opacity="0%" officeooo:rsid="002f377a" officeooo:paragraph-rsid="002f377a"/>
    </style:style>
    <style:style style:name="P11" style:family="paragraph" style:parent-style-name="Standard" style:list-style-name="L1">
      <style:paragraph-properties fo:line-height="115%"/>
      <style:text-properties style:use-window-font-color="true" loext:opacity="0%" style:font-name="Lora" officeooo:rsid="000ff2fc" officeooo:paragraph-rsid="000ff2fc"/>
    </style:style>
    <style:style style:name="P12" style:family="paragraph" style:parent-style-name="Standard" style:list-style-name="L1">
      <style:paragraph-properties fo:line-height="115%"/>
      <style:text-properties style:use-window-font-color="true" loext:opacity="0%" style:font-name="Lora" officeooo:rsid="00105893" officeooo:paragraph-rsid="00105893"/>
    </style:style>
    <style:style style:name="P13" style:family="paragraph" style:parent-style-name="Standard" style:list-style-name="L1">
      <style:paragraph-properties fo:line-height="115%"/>
      <style:text-properties style:use-window-font-color="true" loext:opacity="0%" style:font-name="Lora" officeooo:rsid="001fadc8" officeooo:paragraph-rsid="001fadc8"/>
    </style:style>
    <style:style style:name="P14" style:family="paragraph" style:parent-style-name="Standard" style:list-style-name="L1">
      <style:paragraph-properties fo:line-height="115%"/>
      <style:text-properties style:use-window-font-color="true" loext:opacity="0%" style:font-name="Lora" officeooo:rsid="0010eeb5" officeooo:paragraph-rsid="0010eeb5"/>
    </style:style>
    <style:style style:name="P15" style:family="paragraph" style:parent-style-name="Standard" style:list-style-name="L2">
      <style:text-properties style:use-window-font-color="true" loext:opacity="0%" style:font-name="Lora" officeooo:rsid="0010eeb5" officeooo:paragraph-rsid="0010eeb5"/>
    </style:style>
    <style:style style:name="P16" style:family="paragraph" style:parent-style-name="Standard" style:list-style-name="L2">
      <style:text-properties style:use-window-font-color="true" loext:opacity="0%" style:font-name="Lora" officeooo:rsid="00118f7d" officeooo:paragraph-rsid="00118f7d"/>
    </style:style>
    <style:style style:name="P17" style:family="paragraph" style:parent-style-name="Standard" style:list-style-name="L2">
      <style:text-properties style:use-window-font-color="true" loext:opacity="0%" style:font-name="Lora" officeooo:rsid="0021c334" officeooo:paragraph-rsid="0021c334"/>
    </style:style>
    <style:style style:name="P18" style:family="paragraph" style:parent-style-name="Text_20_body" style:list-style-name="L3">
      <style:text-properties style:use-window-font-color="true" loext:opacity="0%" officeooo:rsid="0016f98c" officeooo:paragraph-rsid="0016f98c"/>
    </style:style>
    <style:style style:name="P19" style:family="paragraph" style:parent-style-name="Text_20_body">
      <style:text-properties style:use-window-font-color="true" loext:opacity="0%" officeooo:rsid="00175be5" officeooo:paragraph-rsid="002d148f"/>
    </style:style>
    <style:style style:name="P20" style:family="paragraph" style:parent-style-name="Text_20_body" style:list-style-name="L4">
      <style:text-properties style:use-window-font-color="true" loext:opacity="0%" fo:font-weight="bold" officeooo:rsid="0023bcf2" officeooo:paragraph-rsid="002d148f" style:font-weight-asian="bold" style:font-weight-complex="bold"/>
    </style:style>
    <style:style style:name="P21" style:family="paragraph" style:parent-style-name="Text_20_body" style:list-style-name="L4">
      <style:text-properties style:use-window-font-color="true" loext:opacity="0%" fo:font-weight="bold" officeooo:rsid="002570b9" officeooo:paragraph-rsid="002d148f" style:font-weight-asian="bold" style:font-weight-complex="bold"/>
    </style:style>
    <style:style style:name="P22" style:family="paragraph" style:parent-style-name="Text_20_body" style:list-style-name="L4">
      <style:text-properties style:use-window-font-color="true" loext:opacity="0%" fo:font-weight="bold" officeooo:rsid="0028246d" officeooo:paragraph-rsid="002d148f" style:font-weight-asian="bold" style:font-weight-complex="bold"/>
    </style:style>
    <style:style style:name="P23" style:family="paragraph" style:parent-style-name="Text_20_body" style:list-style-name="L4">
      <style:text-properties style:use-window-font-color="true" loext:opacity="0%" fo:font-weight="bold" officeooo:rsid="002d148f" officeooo:paragraph-rsid="002d148f" style:font-weight-asian="bold" style:font-weight-complex="bold"/>
    </style:style>
    <style:style style:name="P24" style:family="paragraph" style:parent-style-name="Text_20_body" style:list-style-name="L4">
      <style:text-properties style:use-window-font-color="true" loext:opacity="0%" officeooo:rsid="0023bcf2" officeooo:paragraph-rsid="002d148f"/>
    </style:style>
    <style:style style:name="P25" style:family="paragraph" style:parent-style-name="Text_20_body" style:list-style-name="L4">
      <style:text-properties style:use-window-font-color="true" loext:opacity="0%" fo:font-weight="normal" officeooo:rsid="002570b9" officeooo:paragraph-rsid="002d148f" style:font-weight-asian="normal" style:font-weight-complex="normal"/>
    </style:style>
    <style:style style:name="P26" style:family="paragraph" style:parent-style-name="Text_20_body" style:list-style-name="L4">
      <style:text-properties style:use-window-font-color="true" loext:opacity="0%" fo:font-weight="normal" officeooo:rsid="0025c9bf" officeooo:paragraph-rsid="002d148f" style:font-weight-asian="normal" style:font-weight-complex="normal"/>
    </style:style>
    <style:style style:name="P27" style:family="paragraph" style:parent-style-name="Text_20_body" style:list-style-name="L4">
      <style:text-properties style:use-window-font-color="true" loext:opacity="0%" fo:font-weight="normal" officeooo:rsid="0028246d" officeooo:paragraph-rsid="002d148f" style:font-weight-asian="normal" style:font-weight-complex="normal"/>
    </style:style>
    <style:style style:name="P28" style:family="paragraph" style:parent-style-name="Text_20_body">
      <style:text-properties style:use-window-font-color="true" loext:opacity="0%" officeooo:rsid="00118f7d" officeooo:paragraph-rsid="00118f7d"/>
    </style:style>
    <style:style style:name="P29" style:family="paragraph" style:parent-style-name="Text_20_body">
      <style:text-properties style:use-window-font-color="true" loext:opacity="0%" officeooo:rsid="002f377a" officeooo:paragraph-rsid="002f377a"/>
    </style:style>
    <style:style style:name="P30" style:family="paragraph" style:parent-style-name="Text_20_body" style:list-style-name="L4">
      <style:text-properties officeooo:paragraph-rsid="00175be5"/>
    </style:style>
    <style:style style:name="P31" style:family="paragraph" style:parent-style-name="Text_20_body" style:list-style-name="L4">
      <style:text-properties officeooo:paragraph-rsid="001c79bb"/>
    </style:style>
    <style:style style:name="P32" style:family="paragraph" style:parent-style-name="Text_20_body" style:list-style-name="L4">
      <style:text-properties officeooo:paragraph-rsid="001934e4"/>
    </style:style>
    <style:style style:name="P33" style:family="paragraph" style:parent-style-name="Text_20_body" style:list-style-name="L4">
      <style:text-properties officeooo:paragraph-rsid="001ac1c4"/>
    </style:style>
    <style:style style:name="P34" style:family="paragraph" style:parent-style-name="Text_20_body" style:list-style-name="L4">
      <style:text-properties fo:font-variant="normal" fo:text-transform="none" fo:color="#b8c5c9" loext:opacity="100%" style:font-name="apple-system" fo:font-size="10.5pt" fo:letter-spacing="normal" fo:font-style="normal" fo:font-weight="normal" officeooo:rsid="001ac1c4" officeooo:paragraph-rsid="001c79bb"/>
    </style:style>
    <style:style style:name="P35" style:family="paragraph" style:parent-style-name="Text_20_body" style:list-style-name="L4">
      <style:text-properties fo:font-variant="normal" fo:text-transform="none" style:use-window-font-color="true" loext:opacity="0%" style:font-name="Liberation Serif" fo:font-size="12.5pt" fo:letter-spacing="normal" fo:font-style="normal" fo:font-weight="normal" officeooo:rsid="002d148f" officeooo:paragraph-rsid="002d148f" style:font-weight-asian="normal" style:font-weight-complex="normal"/>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05893"/>
    </style:style>
    <style:style style:name="T2" style:family="text">
      <style:text-properties officeooo:rsid="0012a08e"/>
    </style:style>
    <style:style style:name="T3" style:family="text">
      <style:text-properties officeooo:rsid="00145789"/>
    </style:style>
    <style:style style:name="T4" style:family="text">
      <style:text-properties fo:font-weight="bold" style:font-weight-asian="bold" style:font-weight-complex="bold"/>
    </style:style>
    <style:style style:name="T5" style:family="text">
      <style:text-properties style:use-window-font-color="true" loext:opacity="0%" officeooo:rsid="00175be5"/>
    </style:style>
    <style:style style:name="T6" style:family="text">
      <style:text-properties fo:font-variant="normal" fo:text-transform="none" fo:color="#b8c5c9" loext:opacity="100%" style:font-name="apple-system" fo:font-size="10.5pt" fo:letter-spacing="normal" fo:font-style="normal" fo:font-weight="normal"/>
    </style:style>
    <style:style style:name="T7" style:family="text">
      <style:text-properties fo:font-variant="normal" fo:text-transform="none" fo:color="#b8c5c9" loext:opacity="100%" style:font-name="apple-system" fo:font-size="10.5pt" fo:letter-spacing="normal" fo:font-style="normal" fo:font-weight="normal" officeooo:rsid="00175be5"/>
    </style:style>
    <style:style style:name="T8" style:family="text">
      <style:text-properties fo:font-variant="normal" fo:text-transform="none" fo:color="#b8c5c9" loext:opacity="100%" style:font-name="apple-system" fo:font-size="10.5pt" fo:letter-spacing="normal" fo:font-style="normal" fo:font-weight="normal" officeooo:rsid="001934e4"/>
    </style:style>
    <style:style style:name="T9" style:family="text">
      <style:text-properties fo:font-variant="normal" fo:text-transform="none" fo:color="#b8c5c9" loext:opacity="100%" style:font-name="apple-system" fo:font-size="10.5pt" fo:letter-spacing="normal" fo:font-style="normal" fo:font-weight="normal" officeooo:rsid="001ac1c4"/>
    </style:style>
    <style:style style:name="T10" style:family="text">
      <style:text-properties fo:font-variant="normal" fo:text-transform="none" fo:color="#b8c5c9" loext:opacity="100%" style:font-name="apple-system" fo:font-size="10.5pt" fo:letter-spacing="normal" fo:font-style="normal" fo:font-weight="normal" officeooo:rsid="001c79bb"/>
    </style:style>
    <style:style style:name="T11" style:family="text">
      <style:text-properties fo:font-variant="normal" fo:text-transform="none" fo:color="#f2f2f2" loext:opacity="100%" style:font-name="apple-system" fo:font-size="10.5pt" fo:letter-spacing="normal" fo:font-style="normal" fo:font-weight="normal"/>
    </style:style>
    <style:style style:name="T12" style:family="text">
      <style:text-properties fo:font-variant="normal" fo:text-transform="none" fo:color="#f2f2f2" loext:opacity="100%" style:font-name="apple-system" fo:font-size="10.5pt" fo:letter-spacing="normal" fo:font-style="normal" fo:font-weight="normal" officeooo:rsid="001934e4"/>
    </style:style>
    <style:style style:name="T13" style:family="text">
      <style:text-properties fo:font-variant="normal" fo:text-transform="none" fo:color="#f2f2f2" loext:opacity="100%" style:font-name="apple-system" fo:font-size="10.5pt" fo:letter-spacing="normal" fo:font-style="normal" fo:font-weight="normal" officeooo:rsid="001ac1c4"/>
    </style:style>
    <style:style style:name="T14" style:family="text">
      <style:text-properties fo:font-variant="normal" fo:text-transform="none" fo:color="#f2f2f2" loext:opacity="100%" style:font-name="apple-system" fo:font-size="10.5pt" fo:letter-spacing="normal" fo:font-style="normal" fo:font-weight="normal" officeooo:rsid="001c79bb"/>
    </style:style>
    <style:style style:name="T15" style:family="text">
      <style:text-properties fo:font-variant="normal" fo:text-transform="none" fo:color="#f2f2f2" loext:opacity="100%" style:font-name="apple-system" fo:font-size="10.5pt" fo:letter-spacing="normal" fo:font-style="normal" style:text-underline-style="solid" style:text-underline-width="auto" style:text-underline-color="font-color" fo:font-weight="normal"/>
    </style:style>
    <style:style style:name="T16" style:family="text">
      <style:text-properties fo:font-variant="normal" fo:text-transform="none" fo:color="#f2f2f2" loext:opacity="100%" style:font-name="apple-system" fo:font-size="10.5pt" fo:letter-spacing="normal" fo:font-style="normal" fo:font-weight="bold" officeooo:rsid="001c79bb" style:font-weight-asian="bold" style:font-weight-complex="bold"/>
    </style:style>
    <style:style style:name="T17" style:family="text">
      <style:text-properties fo:font-variant="normal" fo:text-transform="none" fo:color="#f2f2f2" loext:opacity="100%" style:font-name="apple-system" fo:font-size="10.5pt" fo:letter-spacing="normal" fo:font-style="normal" fo:font-weight="bold" officeooo:rsid="001ac1c4" style:font-weight-asian="bold" style:font-weight-complex="bold"/>
    </style:style>
    <style:style style:name="T18" style:family="text">
      <style:text-properties officeooo:rsid="001934e4"/>
    </style:style>
    <style:style style:name="T19" style:family="text">
      <style:text-properties officeooo:rsid="0025c9bf"/>
    </style:style>
    <style:style style:name="T20" style:family="text">
      <style:text-properties officeooo:rsid="0026ac64"/>
    </style:style>
    <style:style style:name="T21" style:family="text">
      <style:text-properties officeooo:rsid="0028246d"/>
    </style:style>
    <style:style style:name="T22" style:family="text">
      <style:text-properties officeooo:rsid="0028c5a6"/>
    </style:style>
    <style:style style:name="T23" style:family="text">
      <style:text-properties officeooo:rsid="00306c7d"/>
    </style:style>
    <style:style style:name="T24" style:family="text">
      <style:text-properties officeooo:rsid="00320d83"/>
    </style:style>
    <style:style style:name="T25" style:family="text">
      <style:text-properties fo:font-variant="normal" fo:text-transform="none" fo:color="#000000" loext:opacity="1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icero - Novel Writing App</text:p>
      <text:p text:style-name="P2"/>
      <text:h text:style-name="Heading_20_2" text:outline-level="2">Project Overview</text:h>
      <text:p text:style-name="P2">This project involves designing and developing an online novel writing web app. The purpose of this project is for both my portfolio and something I might actually use for my <text:s/>own creative writing. For this project, we really want to showcase our aptitude and skills by using a full stack if possible and a number of libraries such as React and Bootstrap.</text:p>
      <text:p text:style-name="P2"/>
      <text:p text:style-name="P4">Cicero is the working name. It is based off of the roman orator and philosopher Cicero who was known for always having something to say, whether it be about the ruling party or injustices against his people. Our app represents the phrase, “Always have more to say/write.”</text:p>
      <text:h text:style-name="Heading_20_2" text:outline-level="2">Project Objectives</text:h>
      <text:p text:style-name="P3">For this project, we have a few goals in mind:</text:p>
      <text:list xml:id="list1626710727" text:style-name="L1">
        <text:list-item>
          <text:p text:style-name="P11">A well-designed user interface that is modern, clean, yet approachable. I want it to have a nice muted and soft appearance—like a bionic baby seal that has been decked out with next-gen software.</text:p>
        </text:list-item>
        <text:list-item>
          <text:p text:style-name="P11">I want to use React. I also want to use <text:span text:style-name="T1">some nice modern animation libraries.</text:span></text:p>
        </text:list-item>
        <text:list-item>
          <text:p text:style-name="P12">I want a professional home screen where you can learn about the software before jumping in to the web app. Something like what we see with big software companies like Blender, Autodesk, Adobe, Affinity, Davinci, Apple, etc.</text:p>
        </text:list-item>
        <text:list-item>
          <text:p text:style-name="P12">I want to consider accessibility for those who want to write using text-to-speech. We will also want to consider responsiveness and better ways to do it than we have previously.</text:p>
        </text:list-item>
        <text:list-item>
          <text:p text:style-name="P12">For a list of features, here are a couple of core pieces <text:span text:style-name="T2">for a writing software</text:span>:</text:p>
          <text:list>
            <text:list-item>
              <text:p text:style-name="P12">A strong and modern text input and canvas that we see in modern apps such as Google Docs, Medium, and Scribble. For complexity, I want our implementation to be somewhere in the middle; not too many advanced options but not too basic. Focus on the writing!</text:p>
            </text:list-item>
            <text:list-item>
              <text:p text:style-name="P12">A modern UI that offers sidebars and menus that look great and have solid animations. Get inspiration here to really get something unique. </text:p>
              <text:list>
                <text:list-item>
                  <text:p text:style-name="P13">Left Sidebar-Could offer trees and pages that can be added and deleted at will. We could have a feature where when creating a page we can choose from 3 types: normal document, mood board/mindmap, or a notes/tree/kanban board.</text:p>
                </text:list-item>
                <text:list-item>
                  <text:p text:style-name="P13">Right Sidebar- Offers a number of options based on the tab you are on. Could have sections therin that offer different options. May offer a side-by-<text:soft-page-break/>side option to put a document beside your current as a reference.</text:p>
                </text:list-item>
              </text:list>
            </text:list-item>
            <text:list-item>
              <text:p text:style-name="P14">If the back end is not too difficult, then we can have a way to store data in the cloud. This way the user can create an account, store books with all of their notes, etc.</text:p>
            </text:list-item>
            <text:list-item>
              <text:p text:style-name="P14">I want some way for the writer to access different parts of the story. This may be parts like prewrite/<text:span text:style-name="T3">outline</text:span> (setting, character, backstories, items), a place to store every chapter, and a place to create the final draft. <text:span text:style-name="T3">Notes/comments for different sections like those seen in collaboration software.</text:span></text:p>
            </text:list-item>
            <text:list-item>
              <text:p text:style-name="P14">Some way to export what was written as a pdf or doc to the users computer.</text:p>
            </text:list-item>
            <text:list-item>
              <text:p text:style-name="P14">Word count and other statistics.</text:p>
            </text:list-item>
            <text:list-item>
              <text:p text:style-name="P14">Extra tools like a dark mode for the nightly writer or even a stopwatch for timing each writing session. <text:span text:style-name="T3">Progress tracking for milestones to create goals for word count and chapter completion. </text:span><text:span text:style-name="T18">Maybe even some AI integration or a name generator for spawning ideas.</text:span></text:p>
            </text:list-item>
          </text:list>
        </text:list-item>
      </text:list>
      <text:h text:style-name="Heading_20_2" text:outline-level="2">Tools &amp; Software</text:h>
      <text:list xml:id="list3327799237" text:style-name="L2">
        <text:list-item>
          <text:p text:style-name="P15">HTML5 + CSS3 + SASS</text:p>
        </text:list-item>
        <text:list-item>
          <text:p text:style-name="P15">JavaScript + TypeScript + React</text:p>
        </text:list-item>
        <text:list-item>
          <text:p text:style-name="P16">Anime.JS for Nice Animations</text:p>
        </text:list-item>
        <text:list-item>
          <text:p text:style-name="P16">(OPTIONAL) AWS + MongoDB + Express</text:p>
        </text:list-item>
        <text:list-item>
          <text:p text:style-name="P16">Python if needed.</text:p>
        </text:list-item>
        <text:list-item>
          <text:p text:style-name="P17">We will use Phosphor Icons primarily with a dash of Font Awesome.</text:p>
        </text:list-item>
      </text:list>
      <text:h text:style-name="Heading_20_2" text:outline-level="2">Project Timeline</text:h>
      <text:p text:style-name="P28">I project this project will take about ~two weeks of focused effort. Stay on track and try to get a minimally functional product that can later be scaled and iterated on.</text:p>
      <text:h text:style-name="P10" text:outline-level="2">Branding</text:h>
      <text:p text:style-name="P29">The brand colors for cicero can include Orange(energy, creativity, communciation), <text:span text:style-name="T23">Blue(calming, secure, reliable), and Purple(inspirational, wisdom, creativity, fantasy). </text:span><text:span text:style-name="T24">I went with a mix of blue and purple to signify creativity, reliability, fantasy, and positivity.</text:span></text:p>
      <text:h text:style-name="P8" text:outline-level="2">Value Proposition</text:h>
      <text:p text:style-name="P5">To understand our target audience, we will employ the value proposition model: </text:p>
      <text:p text:style-name="P5">[As a] [I want to] [so that I can]</text:p>
      <text:list xml:id="list3114549294" text:style-name="L3">
        <text:list-item>
          <text:p text:style-name="P18">As a <text:span text:style-name="T4">new author</text:span>.</text:p>
          <text:list>
            <text:list-item>
              <text:p text:style-name="P18">I want to make my <text:span text:style-name="T4">writing</text:span> <text:span text:style-name="T4">workflow</text:span> <text:span text:style-name="T4">easier</text:span> and more <text:span text:style-name="T4">straightforward</text:span>.</text:p>
              <text:list>
                <text:list-item>
                  <text:p text:style-name="P18">So that I can <text:span text:style-name="T4">write</text:span> <text:span text:style-name="T4">novels</text:span> <text:span text:style-name="T4">faster</text:span> in what little time I have.</text:p>
                </text:list-item>
              </text:list>
            </text:list-item>
          </text:list>
        </text:list-item>
        <text:list-item>
          <text:p text:style-name="P18"><text:soft-page-break/>As a<text:span text:style-name="T4"> skilled and established author</text:span></text:p>
          <text:list>
            <text:list-item>
              <text:p text:style-name="P18">I want to find a better way to <text:span text:style-name="T4">keep track of</text:span> and <text:span text:style-name="T4">write my novels</text:span></text:p>
              <text:list>
                <text:list-item>
                  <text:p text:style-name="P18">So that I can be <text:span text:style-name="T4">more focused </text:span>in each of my <text:span text:style-name="T4">writing sessions </text:span>and <text:span text:style-name="T4">get more done</text:span>.</text:p>
                </text:list-item>
              </text:list>
            </text:list-item>
          </text:list>
        </text:list-item>
        <text:list-item>
          <text:p text:style-name="P18">As a <text:span text:style-name="T4">casual writer.</text:span></text:p>
          <text:list>
            <text:list-item>
              <text:p text:style-name="P18">I want to find a <text:span text:style-name="T4">simple-to-use and straightforward </text:span>app for writing stories.</text:p>
              <text:list>
                <text:list-item>
                  <text:p text:style-name="P18">So that I can write <text:span text:style-name="T4">without having to learn something complicated </text:span>or <text:span text:style-name="T4">think about too much</text:span>.</text:p>
                </text:list-item>
              </text:list>
            </text:list-item>
          </text:list>
        </text:list-item>
      </text:list>
      <text:p text:style-name="P19">Basically, we are trying to create an app that offers a large toolkit of features for writers. It does this without forcing advanced features on to novice writers and without limiting skilled writers to only basic features. Keywords for Cicero should be reliable, flexible, easy-to-use, configurable, helpful.</text:p>
      <text:p text:style-name="P7">Competitor Analysis</text:p>
      <text:p text:style-name="P6">Here’s what we’ve gathered from users across the web:</text:p>
      <text:list xml:id="list782293405" text:style-name="L4">
        <text:list-item>
          <text:p text:style-name="P30"><text:span text:style-name="T5">“</text:span><text:span text:style-name="T6">about a novel writing software that can format my words to industry standards automatically” </text:span><text:span text:style-name="T7">[Grammerly integration]</text:span></text:p>
        </text:list-item>
        <text:list-item>
          <text:p text:style-name="P30"><text:span text:style-name="T7">“I use milanote to organize my signposts, world building etc. And then write sign post by signpost in Google docs. </text:span><text:span text:style-name="T11">I can't stand too </text:span><text:span text:style-name="T15">rigid</text:span><text:span text:style-name="T11"> stuff like scrivener.” </text:span><text:span text:style-name="T12">[Flexibility]</text:span></text:p>
        </text:list-item>
        <text:list-item>
          <text:p text:style-name="P31"><text:span text:style-name="T12">“There's some useful things in it </text:span><text:span text:style-name="T14">[Scrivener]</text:span><text:span text:style-name="T12"> that can aid you in writing, but as I've gone on I've started to realize..</text:span><office:annotation office:name="__Annotation__67_146006514" loext:resolved="false"><dc:creator>Mario Ferrera</dc:creator><dc:date>2023-05-26T14:40:09.669000000</dc:date><meta:creator-initials>MF</meta:creator-initials><text:p text:style-name="P36"><text:span text:style-name="T25">This is a crucial pain point/selling point for Cicero!</text:span></text:p></office:annotation><text:span text:style-name="T12">.I don't really use a lot of them and just need the most basic ass stuff ever so I feel I actually want a clean program that doesn't get in the way</text:span><office:annotation-end office:name="__Annotation__67_146006514"/><text:span text:style-name="T12">.”</text:span></text:p>
        </text:list-item>
        <text:list-item>
          <text:p text:style-name="P32"><text:span text:style-name="T7">“Google docs completely deleted it. All 12 chapters with over 100,000 words, all my ideas and names and places, it’s all gone.” </text:span><text:span text:style-name="T8">[Reliable backups &amp; storage (Helpful reminders)]</text:span></text:p>
        </text:list-item>
        <text:list-item>
          <text:p text:style-name="P32"><text:span text:style-name="T8">“</text:span><text:span text:style-name="T12">I write in Google docs as well as it's super convenient for my schedule…</text:span><text:span text:style-name="T8">” [Easily Accessible]</text:span></text:p>
        </text:list-item>
        <text:list-item>
          <text:p text:style-name="P32"><text:span text:style-name="T8">“</text:span><text:span text:style-name="T12">I recommend (and use) Scrivener. It backs up your data every few seconds in case of a crash or data loss…</text:span><text:span text:style-name="T8">”</text:span></text:p>
        </text:list-item>
        <text:list-item>
          <text:p text:style-name="P33"><text:span text:style-name="T8">“</text:span><text:span text:style-name="T12">One thing you need to figure out is what kind of writer you are. Are you a plotter, where everything is mapped out and you really groove on the outline thing? Or, are you a "discovery writer" more commonly called a pantser because you write by the seat of your pants? You discover the story as you write it.</text:span><text:span text:style-name="T8">” </text:span><text:span text:style-name="T9">[IDEA: Modes for different types of writers that changes the UI]</text:span></text:p>
        </text:list-item>
        <text:list-item>
          <text:p text:style-name="P34">“I use Google Docs/Drive for all note taking, writing, and document storage. It allows for easy arranging, ongoing auto-save, and if your computer crashes you won't lose anything (these are probably things you already know). But longer book-length projects on Google Docs cause a major lag in the program, so each chapter requires a separate document. I also like the easy pdf or Word conversion in Docs even though formatting is sometimes lost in transition to Word.”</text:p>
        </text:list-item>
        <text:list-item>
          <text:p text:style-name="P31"><text:span text:style-name="T9">“</text:span><text:span text:style-name="T13">I plan with Scrivener, then Snowflake, but I do all my writing in Word. </text:span><text:span text:style-name="T17">Finding, replacing, and </text:span><text:soft-page-break/><text:span text:style-name="T17">autocorrecting are my big issues</text:span><text:span text:style-name="T13">, and Word does that better than Scrivener.</text:span><text:span text:style-name="T9">” </text:span><text:span text:style-name="T10">[Advantages and Disadvantages]</text:span></text:p>
        </text:list-item>
        <text:list-item>
          <text:p text:style-name="P31"><text:span text:style-name="T10">“</text:span><text:span text:style-name="T14">Love how you can just start a new 'scene', use folders, and also have folders for notes all in one program, and you can double the screens so you can </text:span><text:span text:style-name="T16">write with notes open</text:span><text:span text:style-name="T14">, and </text:span><text:span text:style-name="T16">how easy it is to compile the manuscript into different formats</text:span><text:span text:style-name="T14">. Oh, I need a pdf in an easy to read format for a friend, and a manuscript format to send in to a publisher, I can do both with a click of a button!</text:span><text:span text:style-name="T10">” [Strong organization]</text:span></text:p>
          <text:list>
            <text:list-item>
              <text:h text:style-name="P9" text:outline-level="2">UX &amp; UI Feature Notes</text:h>
            </text:list-item>
          </text:list>
        </text:list-item>
        <text:list-item>
          <text:p text:style-name="P20">Responsiveness</text:p>
          <text:list>
            <text:list-item>
              <text:p text:style-name="P24">The desktop and tablet versions should scale appropriately such that the left sidebar and right sidebars remain the same in all resolutions and simply grow closer. At lower screen sizes we simply lose some working area of the canvas. The only thing that should change is the gap in between left and right sidebars until they meet and eclipse the canvas.</text:p>
            </text:list-item>
            <text:list-item>
              <text:p text:style-name="P24">The mobile version should be not available on the web app. Instead we may have a different version for those reaching the page on mobile OR we could simply have an overlay <text:span text:style-name="T21">that appears</text:span> at smaller sizes that tells the user to <text:span text:style-name="T21">get</text:span> the app store version.</text:p>
            </text:list-item>
          </text:list>
        </text:list-item>
        <text:list-item>
          <text:p text:style-name="P21">Contextual Bar</text:p>
          <text:list>
            <text:list-item>
              <text:p text:style-name="P25">Located above canvas, below header, and in between sidebars.</text:p>
            </text:list-item>
            <text:list-item>
              <text:p text:style-name="P25">Contains all of the core typography features a writer will need, this includes:</text:p>
              <text:list>
                <text:list-item>
                  <text:p text:style-name="P25">Typeface, Weight/Italics, Font Size, Kerning, Tracking, Line Spacing, Alignment, Bulleted Lists &amp; Numbered Lists, underline, color, and <text:span text:style-name="T19">perhaps background color.</text:span></text:p>
                </text:list-item>
                <text:list-item>
                  <text:p text:style-name="P26">Some options may be tucked away behind a dropdown. <text:span text:style-name="T20">Others may be accessed through the hamburger menu found in the top left </text:span><text:span text:style-name="T21">or through “more” icon to the right of the bar</text:span><text:span text:style-name="T20">.</text:span></text:p>
                </text:list-item>
              </text:list>
            </text:list-item>
          </text:list>
        </text:list-item>
        <text:list-item>
          <text:p text:style-name="P22">Header Bar</text:p>
          <text:list>
            <text:list-item>
              <text:p text:style-name="P27">Contains global information. This includes the Cicero logo, a hamburger for accessing the prime sidebar with more options, and the account icon for accessing account info. <text:span text:style-name="T22">Also shows what page you are on, within the nearest parent.</text:span></text:p>
            </text:list-item>
            <text:list-item>
              <text:p text:style-name="P27">Some other ideas are a tab view for switching between two view, help icon for documentation, a search icon for searching, and a dark mode slider.</text:p>
            </text:list-item>
          </text:list>
        </text:list-item>
        <text:list-item>
          <text:p text:style-name="P23">Left Sidebar (Pages)</text:p>
          <text:list>
            <text:list-item>
              <text:p text:style-name="P35">Contains information about navigation and pages. At the top we have two modes: Structured and Freeform. These basically change the layout of the tree to fit the style of the user. The structured view contains a comprehensive outline of each step of the novel process and within each step we have a myriad of “Story Fragments” which are key elements of any story (setting, characters, etc.). Conversely, freeform just has an empty <text:soft-page-break/>panel that you can add new pages to without any structure.</text:p>
            </text:list-item>
            <text:list-item>
              <text:p text:style-name="P35">At the bottom, we have some simple navigation features and settings. The search bar allows us to find any pages based on the query. Only works in the navigation pane not the document. The setting icon allows us to change some extra options about the left sidebar.</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ra" svg:font-family="Lora"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Helvetica Neue', Arial, 'Apple Color Emoji', 'Segoe UI Emoji', 'Segoe UI Symbo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use-window-font-color="true" loext:opacity="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31T15:12:29.344000000</dc:date>
    <dc:creator>Mario Ferrera</dc:creator>
    <meta:editing-duration>PT5H22M55S</meta:editing-duration>
    <meta:editing-cycles>10</meta:editing-cycles>
    <meta:generator>LibreOffice/7.3.4.2$Windows_X86_64 LibreOffice_project/728fec16bd5f605073805c3c9e7c4212a0120dc5</meta:generator>
    <meta:document-statistic meta:table-count="0" meta:image-count="0" meta:object-count="0" meta:page-count="5" meta:paragraph-count="71" meta:word-count="1704" meta:character-count="9581" meta:non-whitespace-character-count="8000"/>
  </office:meta>
</office:document-meta>
</file>